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margin-left="0in" fo:margin-right="0in" fo:line-height="200%" fo:text-align="end" style:justify-single-word="false" fo:text-indent="0.5in" style:auto-text-indent="false"/>
      <style:text-properties style:use-window-font-color="true" style:font-name="Times New Roman" fo:font-size="12pt" style:font-size-asian="12pt" style:font-name-complex="Times New Roman1" style:font-size-complex="12pt"/>
    </style:style>
    <style:style style:name="P2" style:family="paragraph" style:parent-style-name="Standard">
      <style:paragraph-properties fo:margin-left="0in" fo:margin-right="0in" fo:line-height="200%" fo:text-indent="0.5in" style:auto-text-indent="false"/>
      <style:text-properties style:use-window-font-color="true" style:font-name="Times New Roman" fo:font-size="13pt" fo:font-style="normal" style:font-name-asian="Verdana" style:font-size-asian="12pt" style:font-style-asian="normal" style:font-name-complex="Verdana" style:font-size-complex="12pt" style:font-style-complex="normal"/>
    </style:style>
    <style:style style:name="P3" style:family="paragraph" style:parent-style-name="Standard">
      <style:paragraph-properties fo:margin-left="0in" fo:margin-right="0in" fo:line-height="200%" fo:text-indent="0.5in" style:auto-text-indent="false"/>
      <style:text-properties style:use-window-font-color="true" style:font-name="Times New Roman"/>
    </style:style>
    <style:style style:name="P4" style:family="paragraph" style:parent-style-name="Standard">
      <style:paragraph-properties fo:margin-left="0in" fo:margin-right="0in" fo:line-height="200%" fo:text-indent="0.5in" style:auto-text-indent="false"/>
    </style:style>
    <style:style style:name="P5" style:family="paragraph" style:parent-style-name="Standard">
      <style:paragraph-properties fo:margin-left="0in" fo:margin-right="0in" fo:line-height="200%" fo:text-align="start" style:justify-single-word="false" fo:text-indent="0.5in" style:auto-text-indent="false"/>
    </style:style>
    <style:style style:name="P6" style:family="paragraph" style:parent-style-name="Standard">
      <style:paragraph-properties fo:margin-left="0in" fo:margin-right="0in" fo:line-height="200%" fo:text-align="center" style:justify-single-word="false" fo:text-indent="0in" style:auto-text-indent="false"/>
      <style:text-properties style:use-window-font-color="true" style:font-name="Times New Roman" fo:font-size="13pt" fo:font-style="normal" style:text-underline-style="solid" style:text-underline-width="auto" style:text-underline-color="font-color" style:font-name-asian="Verdana" style:font-size-asian="12pt" style:font-style-asian="normal" style:font-name-complex="Verdana" style:font-size-complex="12pt" style:font-style-complex="normal"/>
    </style:style>
    <style:style style:name="P7" style:family="paragraph" style:parent-style-name="Standard" style:master-page-name="Standard">
      <style:paragraph-properties fo:margin-left="0in" fo:margin-right="0in" fo:line-height="200%" fo:text-align="end" style:justify-single-word="false" fo:text-indent="0.5in" style:auto-text-indent="false" style:page-number="auto"/>
      <style:text-properties style:use-window-font-color="true" style:font-name="Times New Roman" fo:font-size="12pt" style:font-size-asian="12pt" style:font-name-complex="Times New Roman1" style:font-size-complex="12pt"/>
    </style:style>
    <style:style style:name="P8" style:family="paragraph" style:parent-style-name="Standard" style:list-style-name="L1">
      <style:paragraph-properties fo:margin-left="0in" fo:margin-right="0in" fo:line-height="200%" fo:text-align="start" style:justify-single-word="false" fo:text-indent="0in" style:auto-text-indent="false"/>
      <style:text-properties style:use-window-font-color="true" style:font-name="Times New Roman" fo:font-size="12pt" fo:font-style="normal" style:text-underline-style="none" style:font-name-asian="Verdana" style:font-size-asian="12pt" style:font-style-asian="normal" style:font-name-complex="Verdana" style:font-size-complex="12pt" style:font-style-complex="normal"/>
    </style:style>
    <style:style style:name="P9" style:family="paragraph" style:parent-style-name="Standard" style:list-style-name="L1">
      <style:paragraph-properties fo:margin-left="0in" fo:margin-right="0in" fo:line-height="200%" fo:text-align="start" style:justify-single-word="false" fo:text-indent="0in" style:auto-text-indent="false"/>
      <style:text-properties style:use-window-font-color="true" style:font-name="Times New Roman" fo:font-size="12pt" fo:font-style="normal" style:text-underline-style="solid" style:text-underline-width="auto" style:text-underline-color="font-color" style:font-name-asian="Verdana" style:font-size-asian="12pt" style:font-style-asian="normal" style:font-name-complex="Verdana" style:font-size-complex="12pt" style:font-style-complex="normal"/>
    </style:style>
    <style:style style:name="P10" style:family="paragraph" style:parent-style-name="Standard">
      <style:paragraph-properties fo:margin-left="0in" fo:margin-right="0in" fo:line-height="200%" fo:text-align="center" style:justify-single-word="false" fo:text-indent="0in" style:auto-text-indent="false"/>
      <style:text-properties style:use-window-font-color="true" style:font-name="Times New Roman" fo:font-size="13pt" fo:font-style="normal" style:text-underline-style="solid" style:text-underline-width="auto" style:text-underline-color="font-color" style:font-name-asian="Verdana" style:font-size-asian="12pt" style:font-style-asian="normal" style:font-name-complex="Verdana" style:font-size-complex="12pt" style:font-style-complex="normal"/>
    </style:style>
    <style:style style:name="P11" style:family="paragraph" style:parent-style-name="Standard" style:list-style-name="L1">
      <style:paragraph-properties fo:margin-left="0in" fo:margin-right="0in" fo:line-height="200%" fo:text-align="start" style:justify-single-word="false" fo:text-indent="0in" style:auto-text-indent="false"/>
      <style:text-properties fo:font-size="12pt" style:font-size-asian="12pt" style:font-size-complex="12pt"/>
    </style:style>
    <style:style style:name="P12" style:family="paragraph" style:parent-style-name="Header">
      <style:paragraph-properties fo:text-align="end" style:justify-single-word="false"/>
    </style:style>
    <style:style style:name="T1" style:family="text">
      <style:text-properties fo:font-size="12pt" style:font-name-asian="Verdana" style:font-size-asian="12pt" style:font-name-complex="Verdana" style:font-size-complex="12pt"/>
    </style:style>
    <style:style style:name="T2" style:family="text">
      <style:text-properties style:font-name-complex="Times New Roman1"/>
    </style:style>
    <style:style style:name="T3" style:family="text">
      <style:text-properties fo:font-size="12.5pt" style:font-name-asian="Verdana" style:font-size-asian="12pt" style:font-name-complex="Verdana" style:font-size-complex="12pt"/>
    </style:style>
    <style:style style:name="T4" style:family="text">
      <style:text-properties style:use-window-font-color="true" style:font-name="Times New Roman" fo:font-size="12pt" style:font-size-asian="12pt" style:font-name-complex="Times New Roman1" style:font-size-complex="12pt"/>
    </style:style>
    <style:style style:name="T5" style:family="text">
      <style:text-properties style:use-window-font-color="true" style:font-name="Times New Roman" fo:font-size="12.5pt" style:font-name-asian="Verdana" style:font-size-asian="12pt" style:font-name-complex="Verdana" style:font-size-complex="12pt"/>
    </style:style>
    <style:style style:name="T6" style:family="text">
      <style:text-properties style:use-window-font-color="true" style:font-name="Times New Roman" fo:font-size="12.5pt" fo:font-style="italic" style:font-name-asian="Verdana" style:font-size-asian="12pt" style:font-style-asian="italic" style:font-name-complex="Verdana" style:font-size-complex="12pt" style:font-style-complex="italic"/>
    </style:style>
    <style:style style:name="T7" style:family="text">
      <style:text-properties style:use-window-font-color="true" style:font-name="Times New Roman" fo:font-size="12.5pt" fo:font-style="normal" style:font-name-asian="Verdana" style:font-size-asian="12pt" style:font-style-asian="normal" style:font-name-complex="Verdana" style:font-size-complex="12pt" style:font-style-complex="normal"/>
    </style:style>
    <style:style style:name="T8" style:family="text">
      <style:text-properties style:use-window-font-color="true" style:font-name="Times New Roman" style:font-name-complex="Times New Roman1"/>
    </style:style>
    <style:style style:name="T9" style:family="text">
      <style:text-properties style:use-window-font-color="true" style:font-name="Times New Roman" fo:font-size="13pt" style:font-size-asian="12.5pt" style:font-name-complex="Times New Roman1"/>
    </style:style>
    <style:style style:name="T10" style:family="text">
      <style:text-properties style:use-window-font-color="true" style:font-name="Times New Roman" fo:font-size="13pt" style:font-size-asian="12.5pt" style:font-name-complex="Times New Roman1" style:font-size-complex="12pt"/>
    </style:style>
    <style:style style:name="T11" style:family="text">
      <style:text-properties style:use-window-font-color="true" style:font-name="Times New Roman" fo:font-size="13pt" style:font-name-complex="Times New Roman1"/>
    </style:style>
    <style:style style:name="T12" style:family="text">
      <style:text-properties style:use-window-font-color="true" style:font-name="Times New Roman" fo:font-size="13pt" style:font-name-asian="Verdana" style:font-size-asian="12pt" style:font-name-complex="Verdana" style:font-size-complex="12pt"/>
    </style:style>
    <style:style style:name="T13" style:family="text">
      <style:text-properties style:use-window-font-color="true" style:font-name="Times New Roman" fo:font-size="13pt" fo:font-style="normal" style:font-name-asian="Verdana" style:font-size-asian="12pt" style:font-style-asian="normal" style:font-name-complex="Verdana" style:font-size-complex="12pt" style:font-style-complex="normal"/>
    </style:style>
    <style:style style:name="T14" style:family="text">
      <style:text-properties style:use-window-font-color="true" style:font-name="Times New Roman" fo:font-size="13pt" fo:font-style="italic" style:font-name-asian="Verdana" style:font-size-asian="12pt" style:font-style-asian="italic" style:font-name-complex="Verdana" style:font-size-complex="12pt" style:font-style-complex="italic"/>
    </style:style>
    <style:style style:name="T15" style:family="text">
      <style:text-properties style:use-window-font-color="true" style:font-name="Times New Roman" fo:font-size="13pt" style:font-size-asian="12pt" style:font-name-complex="Times New Roman1" style:font-size-complex="12pt"/>
    </style:style>
    <style:style style:name="T16" style:family="text">
      <style:text-properties style:use-window-font-color="true" style:font-name="Times New Roman" fo:font-style="normal" style:text-underline-style="none" style:font-name-asian="Verdana" style:font-style-asian="normal" style:font-name-complex="Verdana" style:font-style-complex="normal"/>
    </style:style>
    <style:style style:name="T17" style:family="text">
      <style:text-properties style:use-window-font-color="true" style:font-name="Times New Roman" fo:font-style="normal" style:text-underline-style="solid" style:text-underline-width="auto" style:text-underline-color="font-color" style:font-name-asian="Verdana" style:font-style-asian="normal" style:font-name-complex="Verdana" style:font-style-complex="normal"/>
    </style:style>
    <style:style style:name="T18" style:family="text">
      <style:text-properties fo:font-size="13pt" style:font-name-complex="Times New Roman1"/>
    </style:style>
    <style:style style:name="T19" style:family="text">
      <style:text-properties fo:font-size="13pt" style:font-name-asian="Verdana" style:font-size-asian="12pt" style:font-name-complex="Verdana" style:font-size-complex="12pt"/>
    </style:style>
    <style:style style:name="T20" style:family="text">
      <style:text-properties style:text-underline-style="solid" style:text-underline-width="auto" style:text-underline-color="font-color"/>
    </style:style>
    <style:style style:name="T21" style:family="text">
      <style:text-properties fo:font-style="italic"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ristobal Guerrero</text:p>
      <text:p text:style-name="P1"><text:date style:data-style-name="N37" text:date-value="2012-02-05T22:35:31.24" text:fixed="true">02/05/12</text:date></text:p>
      <text:p text:style-name="P1">CSE 488</text:p>
      <text:p text:style-name="P5"><text:span text:style-name="T4">In today’s society is beginning to rely more and more on piracy</text:span><text:span text:style-name="T15">.</text:span><text:span text:style-name="T4"> The reason for this is how the economy is unstable</text:span><text:span text:style-name="T15">.</text:span><text:span text:style-name="T4"> Being unstable people are relying on stealing things such as intellectual property and neglecting privacy to do so</text:span><text:span text:style-name="T15">.</text:span><text:span text:style-name="T4"> In the article </text:span><text:span text:style-name="T6">Data theft from firms topped a trillion dollars in 2008</text:span><text:span text:style-name="T14">:</text:span><text:span text:style-name="T6"> study </text:span><text:span text:style-name="T7">McAfee estimated “that the global damage from data loss to top one trillion dollars”</text:span><text:span text:style-name="T13">.</text:span><text:span text:style-name="T7"> Though spread over 800 companies that participated in the study it is still a high amount</text:span><text:span text:style-name="T13">.</text:span><text:span text:style-name="T7"> I will cover what ethical issues that are believed to encompass the people in the article</text:span><text:span text:style-name="T13">.</text:span><text:span text:style-name="T7"> Then I will lead into what codes of ethics that each one is violating</text:span><text:span text:style-name="T13">.</text:span></text:p>
      <text:p text:style-name="P4"><text:span text:style-name="T4">In the article </text:span><text:span text:style-name="T6">Data theft from firms topped a trillion dollars in 2008</text:span><text:span text:style-name="T14">:</text:span><text:span text:style-name="T6"> study </text:span><text:span text:style-name="T7">according to the study that was conducted there is a high increase in cyber crimes</text:span><text:span text:style-name="T13">.</text:span><text:span text:style-name="T7"> These cyber criminals let on that they are ethical egoist</text:span><text:span text:style-name="T13">.</text:span><text:span text:style-name="T7"> </text:span><text:span text:style-name="T4">Ethical egoism</text:span><text:span text:style-name="T10">,</text:span><text:span text:style-name="T4"> which can also be stated just as egoism</text:span><text:span text:style-name="T10">,</text:span><text:span text:style-name="T4"> is a form of ethics that is defined as actions that are good for ones self</text:span><text:span text:style-name="T10">-</text:span><text:span text:style-name="T4">interest</text:span><text:span text:style-name="T10">.</text:span><text:span text:style-name="T4"> It is a normative that is shown by </text:span><text:span text:style-name="T10">“</text:span><text:span text:style-name="T4">cyber moles</text:span><text:span text:style-name="T10">”</text:span><text:span text:style-name="T4"> or the laymen term criminal or criminal syndicates</text:span><text:span text:style-name="T10">.</text:span><text:span text:style-name="T4"> These organized groups are looking for their self</text:span><text:span text:style-name="T10">-</text:span><text:span text:style-name="T4">interest because they see crime as a </text:span><text:span text:style-name="T10">“</text:span><text:span text:style-name="T4">business</text:span><text:span text:style-name="T10">”.</text:span><text:span text:style-name="T4"> They perceive themselves as a </text:span><text:span text:style-name="T10">“</text:span><text:span text:style-name="T4">business</text:span><text:span text:style-name="T10">” because</text:span><text:span text:style-name="T4"> they are only doing what they need to do to maximize their profit by stealing intellectual property and personal information</text:span><text:span text:style-name="T10">.</text:span><text:span text:style-name="T4"> They also display a form of situational ethics as well</text:span><text:span text:style-name="T10">.</text:span><text:span text:style-name="T4"> Situational ethics is simply defined as </text:span><text:span text:style-name="T10">“</text:span><text:span text:style-name="ssens"><text:span text:style-name="T4">a system of ethics by which acts are judged within their contexts instead of by categorical principles</text:span></text:span><text:span text:style-name="ssens"><text:span text:style-name="T10">”.</text:span></text:span><text:span text:style-name="ssens"><text:span text:style-name="T4"> These </text:span></text:span><text:soft-page-break/><text:span text:style-name="ssens"><text:span text:style-name="T4">organized crime groups present this form of ethics due to the fact they feel it is morally correct for the actions they are conducting due to benefiting themselves</text:span></text:span><text:span text:style-name="ssens"><text:span text:style-name="T15">.</text:span></text:span><text:span text:style-name="ssens"><text:span text:style-name="T4"> These actions become </text:span></text:span><text:span text:style-name="ssens"><text:span text:style-name="T4">normative when seen within these groups <text:s/>because doing so this makes them happy</text:span></text:span><text:span text:style-name="ssens"><text:span text:style-name="T15">.</text:span></text:span><text:span text:style-name="ssens"><text:span text:style-name="T4"> It gives them pleasure because they are able to profit from these actions</text:span></text:span><text:span text:style-name="ssens"><text:span text:style-name="T15">.</text:span></text:span></text:p>
      <text:p text:style-name="P4"><text:span text:style-name="ssens"><text:span text:style-name="T4">The for</text:span></text:span><text:span text:style-name="ssens"><text:span text:style-name="T10">-</text:span></text:span><text:span text:style-name="ssens"><text:span text:style-name="T4">profit corporations that are mentioned in the article show a form of a Utilitarianism form of ethics</text:span></text:span><text:span text:style-name="ssens"><text:span text:style-name="T10">.</text:span></text:span><text:span text:style-name="ssens"><text:span text:style-name="T4"> This is a form of ethics that is defined as wanting to maximize happiness with the minimization of pain</text:span></text:span><text:span text:style-name="ssens"><text:span text:style-name="T10">.</text:span></text:span><text:span text:style-name="ssens"><text:span text:style-name="T4"> Having hundreds of companies participating in a survey they attempt to display themselves as </text:span></text:span><text:span text:style-name="ssens"><text:span text:style-name="T10">utilitarian.</text:span></text:span><text:span text:style-name="ssens"><text:span text:style-name="T4"> The for</text:span></text:span><text:span text:style-name="ssens"><text:span text:style-name="T15">-</text:span></text:span><text:span text:style-name="ssens"><text:span text:style-name="T4">profit corporations as a whole attempt to display themselves in this manner</text:span></text:span><text:span text:style-name="ssens"><text:span text:style-name="T10">,</text:span></text:span><text:span text:style-name="ssens"><text:span text:style-name="T4"> though the for</text:span></text:span><text:span text:style-name="ssens"><text:span text:style-name="T15">-</text:span></text:span><text:span text:style-name="ssens"><text:span text:style-name="T4">profit corporations are truly egoist</text:span></text:span><text:span text:style-name="ssens"><text:span text:style-name="T10">.</text:span></text:span><text:span text:style-name="ssens"><text:span text:style-name="T4"> The reason for their existence is to make profit</text:span></text:span><text:span text:style-name="ssens"><text:span text:style-name="T15">.</text:span></text:span><text:span text:style-name="ssens"><text:span text:style-name="T4"> If there is any property damages such as intellectual property being stolen the corporation does not look out for the consumer due to raising prices on their products to compensate for their losses</text:span></text:span><text:span text:style-name="ssens"><text:span text:style-name="T15">.</text:span></text:span></text:p>
      <text:p text:style-name="P4"><text:span text:style-name="ssens"><text:span text:style-name="T4">The employees of the for</text:span></text:span><text:span text:style-name="ssens"><text:span text:style-name="T10">-</text:span></text:span><text:span text:style-name="ssens"><text:span text:style-name="T4">profit corporations are seen as egoist because they are trying to benefit themselves for the current economic situation</text:span></text:span><text:span text:style-name="ssens"><text:span text:style-name="T10">.</text:span></text:span><text:span text:style-name="ssens"><text:span text:style-name="T4"> Everyone in a that is in an employed environment will always want to climb the ladder even in cases where they take unethical actions to do so</text:span></text:span><text:span text:style-name="ssens"><text:span text:style-name="T15">.</text:span></text:span><text:span text:style-name="ssens"><text:span text:style-name="T4"> It was also stated in the article that</text:span></text:span><text:span text:style-name="ssens"><text:span text:style-name="T10">,</text:span></text:span><text:span text:style-name="ssens"><text:span text:style-name="T4"> </text:span></text:span><text:span text:style-name="ssens"><text:span text:style-name="T10">“</text:span></text:span><text:span text:style-name="T4">an increasing number of financially challenged employees are using their corporate data access to steal vital information</text:span><text:span text:style-name="ssens"><text:span text:style-name="T10">”.</text:span></text:span><text:span text:style-name="ssens"><text:span text:style-name="T4"> This is a question of situational ethics due to the current global economy being distorted</text:span></text:span><text:span text:style-name="ssens"><text:span text:style-name="T10">.</text:span></text:span><text:span text:style-name="ssens"><text:span text:style-name="T4"> Since the employees of these for</text:span></text:span><text:span text:style-name="ssens"><text:span text:style-name="T15">-</text:span></text:span><text:span text:style-name="ssens"><text:span text:style-name="T4">profit corporations are receiving pay cuts or are unable to receive promotions they seek ways to gain some sort of compensation from other corporations</text:span></text:span><text:span text:style-name="ssens"><text:span text:style-name="T15">.</text:span></text:span><text:span text:style-name="ssens"><text:span text:style-name="T4"> By violating ethical codes </text:span></text:span><text:soft-page-break/><text:span text:style-name="ssens"><text:span text:style-name="T4">instantiated by IEEE and ACM also contracts that are agreed upon by the employee when first being employed</text:span></text:span><text:span text:style-name="ssens"><text:span text:style-name="T15">,</text:span></text:span><text:span text:style-name="ssens"><text:span text:style-name="T4"> they are considered criminals</text:span></text:span><text:span text:style-name="ssens"><text:span text:style-name="T10">.</text:span></text:span><text:span text:style-name="ssens"><text:span text:style-name="T4"> For</text:span></text:span><text:span text:style-name="ssens"><text:span text:style-name="T15">-</text:span></text:span><text:span text:style-name="ssens"><text:span text:style-name="T4">profit corporations that give a compensation to these criminals are in violation themselves by both the IEEE and ACM code of ethics</text:span></text:span><text:span text:style-name="ssens"><text:span text:style-name="T15">.</text:span></text:span></text:p>
      <text:p text:style-name="P4"><text:span text:style-name="ssens"><text:span text:style-name="T8">In order to continue one must understand what intellectual property is interpreted as</text:span></text:span><text:span text:style-name="ssens"><text:span text:style-name="T11">.</text:span></text:span><text:span text:style-name="ssens"><text:span text:style-name="T8"> </text:span></text:span><text:span text:style-name="ssens"><text:span text:style-name="T8">Intellectual property is defined as</text:span></text:span><text:span text:style-name="T8"> </text:span><text:span text:style-name="T9">“</text:span><text:bookmark text:name="hotword12"/><text:bookmark text:name="hotword13"/><text:bookmark text:name="hotword14"/><text:span text:style-name="T8">property </text:span><text:bookmark text:name="hotword11"/><text:span text:style-name="T8">that </text:span><text:bookmark text:name="hotword10"/><text:span text:style-name="T8">results </text:span><text:bookmark text:name="hotword9"/><text:span text:style-name="T8">from </text:span><text:bookmark text:name="hotword8"/><text:span text:style-name="T8">original </text:span><text:bookmark text:name="hotword7"/><text:span text:style-name="T8">creative </text:span><text:bookmark text:name="hotword6"/><text:span text:style-name="T8">thought</text:span><text:span text:style-name="T9">,</text:span><text:span text:style-name="T8"> </text:span><text:bookmark text:name="hotword5"/><text:span text:style-name="T8">as </text:span><text:bookmark text:name="hotword4"/><text:span text:style-name="T8">patents</text:span><text:span text:style-name="T9">,</text:span><text:span text:style-name="T8"> </text:span><text:bookmark text:name="hotword3"/><text:span text:style-name="T8">copyright </text:span><text:bookmark text:name="hotword2"/><text:span text:style-name="T8">material</text:span><text:span text:style-name="T9">,</text:span><text:span text:style-name="T8"> </text:span><text:bookmark text:name="hotword1"/><text:span text:style-name="T8">and </text:span><text:bookmark text:name="hotword"/><text:span text:style-name="T8">trademarks</text:span><text:span text:style-name="T9">.”</text:span><text:span text:style-name="T8"> This means whenever someone creates something from his or her own mind is considered intellectual property</text:span><text:span text:style-name="T9">.</text:span><text:span text:style-name="T8"> For example</text:span><text:span text:style-name="T11">,</text:span><text:span text:style-name="T8"> whenever a person creates a type of document</text:span><text:span text:style-name="T9">,</text:span><text:span text:style-name="T8"> for example such as this paper</text:span><text:span text:style-name="T9">,</text:span><text:span text:style-name="T8"> would be considered intellectual property</text:span><text:span text:style-name="T9">.</text:span><text:span text:style-name="T8"> This neglects the medium that it is created on or created</text:span><text:span text:style-name="T11">.</text:span><text:span text:style-name="T8"> As when using other ideas that are intertwined within any intellectual property they must be cited and created for</text:span><text:span text:style-name="T9">.</text:span><text:span text:style-name="T8"> Such as when a programmer creates a certain program on any given machine that is from their creative mind</text:span><text:span text:style-name="T11">,</text:span><text:span text:style-name="T8"> it is considered intellectual property</text:span><text:span text:style-name="T9">.</text:span><text:span text:style-name="T8"> Though questions arise when a creative mind works for a for</text:span><text:span text:style-name="T9">-</text:span><text:span text:style-name="T8">profit corporation or any corporation because then who does the intellectual property belong to</text:span><text:span text:style-name="T9">.</text:span><text:span text:style-name="T8"> There is a sense of entitlement for the person who creates the property</text:span><text:span text:style-name="T11">,</text:span><text:span text:style-name="T8"> though to legal agreements it is made for the corporation and hence must be kept private</text:span><text:span text:style-name="T9">.</text:span><text:span text:style-name="T8"> This is why people who work for these corporations share their product ideas as long as they receive some sort of compensation though neglecting ethical imperatives such as conflict of interest</text:span><text:span text:style-name="T11">.</text:span></text:p>
      <text:p text:style-name="P3"><text:span text:style-name="T2">For the employees that steal from their employers and then trade intellectual property for compensation violate the second imperative of the IEEE code of ethics</text:span><text:span text:style-name="T18">.</text:span><text:span text:style-name="T2"> It states that one must </text:span><text:span text:style-name="T18">“</text:span><text:span text:style-name="T1">avoid real or perceived conflicts of interest whenever possible</text:span><text:span text:style-name="T19">,</text:span><text:span text:style-name="T1"> and to disclose them to affected </text:span><text:soft-page-break/><text:span text:style-name="T1">parties when they do exist</text:span><text:span text:style-name="T18">”.</text:span><text:span text:style-name="T2"> This imperative is seen easily when a employee is trying to receive compensation for trading intellectual property</text:span><text:span text:style-name="T18">,</text:span><text:span text:style-name="T2"> which then leads to IEEE</text:span><text:span text:style-name="T18">'</text:span><text:span text:style-name="T2">s imperative number six and number seven</text:span><text:span text:style-name="T18">.</text:span><text:span text:style-name="T2"> The seventh imperative states that one must </text:span><text:span text:style-name="T18">“...</text:span><text:span text:style-name="T1">credit properly the contributions of others</text:span><text:span text:style-name="T19">”.</text:span><text:span text:style-name="T1"> If the employee were to exchange trade secrets for compensation the employee nor the other corporation no longer is contributing to the original creative mind that created the intellectual property</text:span><text:span text:style-name="T19">.</text:span><text:span text:style-name="T1"> Since ideas are being traded the ideas can be subjected to </text:span><text:span text:style-name="T1">malicious actions</text:span><text:span text:style-name="T19">.</text:span><text:span text:style-name="T1"> This then leads to the ninth imperative in the IEEE code of ethics</text:span><text:span text:style-name="T19">.</text:span><text:span text:style-name="T1"> </text:span></text:p>
      <text:p text:style-name="P3"><text:span text:style-name="T1">This also </text:span><text:span text:style-name="T19">applies to the unemployed. which may have worked for any given corporation for-profit or not. By taking ideas that they may or may not have worked on during the time they were employed, if they were to trade intellectual property for compensation they would be considered as criminals. Another example of unethical conduct would be if one were to download pirated software because it would break the contractual agreement for the end users.</text:span></text:p>
      <text:p text:style-name="P3"><text:span text:style-name="T1">The employers also subject themselves to common imperatives that are broken by the for</text:span><text:span text:style-name="T19">-</text:span><text:span text:style-name="T1">profit </text:span><text:span text:style-name="T19">corporations.</text:span><text:span text:style-name="T1"> One imperative that is contradicted is section 1</text:span><text:span text:style-name="T19">.</text:span><text:span text:style-name="T1">2 of the ACM code of ethics which is not to cause harm to others</text:span><text:span text:style-name="T19">.</text:span><text:span text:style-name="T1"> When for</text:span><text:span text:style-name="T19">-</text:span><text:span text:style-name="T1">profit corporations follow the imperatives they are subjecting themselves to lacking immediate control over the market</text:span><text:span text:style-name="T19">.</text:span><text:span text:style-name="T1"> If simply offering bribes or compensations for intellectual property they gain a way to be ahead in the market</text:span><text:span text:style-name="T19">.</text:span><text:span text:style-name="T1"> By violating these imperatives they are </text:span><text:span text:style-name="T19">“</text:span><text:span text:style-name="T1">harming</text:span><text:span text:style-name="T19">”,</text:span><text:span text:style-name="T3"> section 1</text:span><text:span text:style-name="T19">.</text:span><text:span text:style-name="T3">1 ACM</text:span><text:span text:style-name="T19">,</text:span><text:span text:style-name="T1"> other for</text:span><text:span text:style-name="T19">-</text:span><text:span text:style-name="T1">profit corporations by putting them out of business</text:span><text:span text:style-name="T3"> by taking their intellectual property and changing it for their </text:span><text:soft-page-break/><text:span text:style-name="T3">own expense</text:span><text:span text:style-name="T19">.</text:span><text:span text:style-name="T3"> This disrespects the copyrights of given intellectual property because it is illegally distributed without consent from its original creative mind which violates section 1</text:span><text:span text:style-name="T19">.</text:span><text:span text:style-name="T3">5 and 1</text:span><text:span text:style-name="T19">.</text:span><text:span text:style-name="T3">6 of the ACM code of ethics</text:span><text:span text:style-name="T19">.</text:span><text:span text:style-name="T3"> If for</text:span><text:span text:style-name="T19">-</text:span><text:span text:style-name="T3">profit corporation were to trade for intellectual property in an illegal manner this would cause harm to the consumer population</text:span><text:span text:style-name="T19">.</text:span><text:span text:style-name="T3"> This would cause the company who was vandalized to raise prices for their products to compensate for the loss of profit</text:span><text:span text:style-name="T19">.</text:span><text:span text:style-name="T3"> Also</text:span><text:span text:style-name="T19">,</text:span><text:span text:style-name="T3"> if the company who gains the intellectual property illegally it may not be fully documented and there could later be consequences with either the software or hardware that was distributed</text:span><text:span text:style-name="T19">.</text:span></text:p>
      <text:p text:style-name="P4"><text:span text:style-name="T5">The </text:span><text:span text:style-name="T12">“</text:span><text:span text:style-name="T5">cyber moles</text:span><text:span text:style-name="T12">”</text:span><text:span text:style-name="T5"> and organized crime groups violate all aspects from both the IEEE and the ACM code of ethics but follow their own</text:span><text:span text:style-name="T12">.</text:span><text:span text:style-name="T5"> The main issue with cyber moles is that of violating privacy policies</text:span><text:span text:style-name="T12">.</text:span><text:span text:style-name="T5"> Privacy is defined as </text:span><text:span text:style-name="T12">“</text:span><text:span text:style-name="T3">The state of being free from public attention</text:span><text:span text:style-name="T12">”,</text:span><text:span text:style-name="T5"> such as trade secrets or account information</text:span><text:span text:style-name="T12">.</text:span><text:span text:style-name="T5"> As stated in the article </text:span><text:span text:style-name="T6">Data theft from firms topped a trillion dollars in 2008</text:span><text:span text:style-name="T14">:</text:span><text:span text:style-name="T6"> study </text:span><text:span text:style-name="T7">they use a technique to infiltrate into ones computer called </text:span><text:span text:style-name="T13">“</text:span><text:span text:style-name="T7">phishing</text:span><text:span text:style-name="T13">”</text:span><text:span text:style-name="T7"> and the term used for CEO</text:span><text:span text:style-name="T13">'</text:span><text:span text:style-name="T7">s is called </text:span><text:span text:style-name="T13">“</text:span><text:span text:style-name="T7">whaling</text:span><text:span text:style-name="T13">”.</text:span><text:span text:style-name="T7"> These techniques are referred as </text:span><text:span text:style-name="T13">“[</text:span><text:span text:style-name="T7">using] deceptive emails or other online ruses that trick people into revealing passwords</text:span><text:span text:style-name="T13">,</text:span><text:span text:style-name="T7"> account numbers</text:span><text:span text:style-name="T13">,</text:span><text:span text:style-name="T7"> or other sensitive information</text:span><text:span text:style-name="T13">”.</text:span><text:span text:style-name="T7"> By stealing this information for these groups for their own gain violates some imperatives from both IEEE and ACM</text:span><text:span text:style-name="T13">,</text:span><text:span text:style-name="T7"> though use of information would and could violate more imperatives based upon how the stolen information is used</text:span><text:span text:style-name="T13">.</text:span></text:p>
      <text:p text:style-name="P2">In conclusion reviewing different ethical normative s as well as imperatives the <text:soft-page-break/>overall process for for-profit corporations is crooked. The CIO's, CEO's, employees and the unemployed violate both the IEEE and ACM codes of ethics and therefore even if they violate these codes in order to be happy they are ultimately causing harm to society. I believe that in order for losses to go down the economy would have to change and then it would be reflected in a positive manner. </text:p>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text:soft-page-break/>Work Cited</text:p>
      <text:list xml:id="list32175774" text:style-name="L1">
        <text:list-item>
          <text:p text:style-name="P9">ACM Council, (1992). ACM Code of Ethics and Professional Conduct. Retrieved January 23, 2012, from Association for Computing Machinery Web site:</text:p>
        </text:list-item>
        <text:list-item>
          <text:p text:style-name="P8"><text:bookmark text:name="ap"/><text:span text:style-name="T20">Data theft from firms topped a trillion dollars in 2008: study. (Fri Jan 30, 2009). </text:span><text:span text:style-name="T21">SAN FRANCISCO (AFP)</text:span><text:span text:style-name="T20">, Inline Citation -- ( Data theft from firms topped a trillion dollars in 2008: study., Fri Jan 30, 2009) </text:span></text:p>
        </text:list-item>
        <text:list-item>
          <text:p text:style-name="P9"><text:bookmark text:name="ap1"/>Retrieved February 3, 2012, from http://dictionary.reference.com/ </text:p>
        </text:list-item>
        <text:list-item>
          <text:p text:style-name="P11"><text:span text:style-name="T16"><text:s/></text:span><text:span text:style-name="T17">IEEE council. IEEE Code of Ethics. Retrieved January 25, 2012, from The Institute of Electrical and Electronics Engineers website:</text:span></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0" fo:widows="0" fo:hyphenation-ladder-count="no-limit" style:writing-mode="lr-tb"/>
      <style:text-properties style:use-window-font-color="true" style:font-name="Times New Roman" fo:font-size="12pt"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ssens"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Guerrero <text:page-number text:select-page="current">7</text:page-number></text:p>
      </style:header>
      <style:footer>
        <text:p text:style-name="Footer"><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en</meta:initial-creator>
    <dc:creator>Cristobal Guerrero</dc:creator>
    <meta:editing-cycles>11</meta:editing-cycles>
    <meta:creation-date>2012-02-04T04:20:00</meta:creation-date>
    <dc:date>2012-02-06T13:09:20.06</dc:date>
    <meta:editing-duration>PT9H45M9S</meta:editing-duration>
    <meta:generator>OpenOffice.org/3.3$Win32 OpenOffice.org_project/330m20$Build-9567</meta:generator>
    <meta:document-statistic meta:table-count="0" meta:image-count="0" meta:object-count="0" meta:page-count="7" meta:paragraph-count="20" meta:word-count="1592" meta:character-count="97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